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4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7" style:parent-style-name="Frame_20_contents">
      <style:text-properties fo:background-color="#fff200" fo:color="#ce181e" fo:font-size="10.5pt" fo:font-style="italic" fo:font-weight="normal" officeooo:paragraph-rsid="0036aa53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8" style:parent-style-name="Frame_20_contents">
      <style:text-properties fo:background-color="transparent" fo:color="#000000" fo:font-size="11pt" officeooo:paragraph-rsid="0036aa53" style:font-name="Arial" style:font-size-asian="11pt" style:font-size-complex="11pt"/>
    </style:style>
    <style:style style:family="paragraph" style:name="P9" style:parent-style-name="Standard">
      <style:text-properties fo:font-size="10.5pt" officeooo:paragraph-rsid="0036aa53" style:font-name="Arial" style:font-size-asian="10.5pt" style:font-size-complex="10.5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6aa53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aa53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13" style:parent-style-name="UrbanTitle">
      <style:paragraph-properties fo:text-align="start" style:justify-single-word="false"/>
      <style:text-properties fo:background-color="transparent" fo:color="#000000" fo:font-size="11pt" fo:font-style="normal" fo:font-weight="bold" officeooo:paragraph-rsid="0036aa5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fo:background-color="transparent" fo:color="#000000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background-color="transparent" fo:color="#000000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background-color="transparent" fo:color="#000000" fo:font-size="11pt" fo:font-style="normal" loext:char-shading-value="0" style:font-size-asian="11pt" style:font-size-complex="11pt" style:font-style-asian="normal" style:font-style-complex="normal"/>
    </style:style>
    <style:style style:family="text" style:name="T10">
      <style:text-properties fo:background-color="transparent" fo:color="#000000" fo:font-size="11pt" fo:font-style="normal" loext:char-shading-value="0" officeooo:rsid="003fb73f" style:font-size-asian="11pt" style:font-size-complex="11pt" style:font-style-asian="normal" style:font-style-complex="normal"/>
    </style:style>
    <style:style style:family="text" style:name="T11">
      <style:text-properties officeooo:rsid="0005ad24"/>
    </style:style>
    <style:style style:family="text" style:name="T12">
      <style:text-properties fo:font-weight="normal" style:text-underline-style="none"/>
    </style:style>
    <style:style style:family="text" style:name="T13">
      <style:text-properties fo:background-color="transparent" loext:char-shading-value="0"/>
    </style:style>
    <style:style style:family="text" style:name="T14">
      <style:text-properties fo:background-color="transparent" loext:char-shading-value="0" style:font-weight-asian="normal" style:font-weight-complex="normal"/>
    </style:style>
    <style:style style:family="text" style:name="T15">
      <style:text-properties fo:background-color="transparent" loext:char-shading-value="0" officeooo:rsid="00072bdd" style:font-weight-asian="normal" style:font-weight-complex="normal"/>
    </style:style>
    <style:style style:family="text" style:name="T16">
      <style:text-properties fo:background-color="transparent" loext:char-shading-value="0" officeooo:rsid="00051fc3" style:font-weight-asian="normal" style:font-weight-complex="normal"/>
    </style:style>
    <style:style style:family="text" style:name="T17">
      <style:text-properties fo:background-color="transparent" loext:char-shading-value="0" officeooo:rsid="00001613" style:font-weight-asian="normal" style:font-weight-complex="normal"/>
    </style:style>
    <style:style style:family="text" style:name="T18">
      <style:text-properties fo:background-color="transparent" loext:char-shading-value="0" officeooo:rsid="0001c069" style:font-weight-asian="normal" style:font-weight-complex="normal"/>
    </style:style>
    <style:style style:family="text" style:name="T19">
      <style:text-properties fo:background-color="transparent" loext:char-shading-value="0" officeooo:rsid="002bd8d1" style:font-weight-asian="normal" style:font-weight-complex="normal"/>
    </style:style>
    <style:style style:family="text" style:name="T20">
      <style:text-properties fo:background-color="transparent" loext:char-shading-value="0" officeooo:rsid="0005ad24"/>
    </style:style>
    <style:style style:family="text" style:name="T21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22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4">
      <style:text-properties fo:background-color="transparent" loext:char-shading-value="0" officeooo:rsid="0003b413" style:font-weight-asian="normal" style:font-weight-complex="normal" style:use-window-font-color="true"/>
    </style:style>
    <style:style style:family="text" style:name="T25">
      <style:text-properties fo:background-color="transparent" loext:char-shading-value="0" officeooo:rsid="00072bdd" style:font-weight-asian="normal" style:font-weight-complex="normal" style:use-window-font-color="true"/>
    </style:style>
    <style:style style:family="text" style:name="T26">
      <style:text-properties fo:background-color="transparent" loext:char-shading-value="0" officeooo:rsid="002bd8d1" style:font-weight-asian="normal" style:font-weight-complex="normal" style:use-window-font-color="true"/>
    </style:style>
    <style:style style:family="text" style:name="T27">
      <style:text-properties officeooo:rsid="0022109e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28">do text</text:span></text:p><text:p text:style-name="P14"><text:span text:style-name="T28">from document(at=header, format='odt')</text:span></text:p></office:annotation><text:span text:style-name="T23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S<text:span text:style-name="T27">PW - </text:span>Département des Permis et Autorisations</text:p>
            <text:p text:style-name="P7"><text:span text:style-name="Emphasis"><text:span text:style-name="T9">Avenue Prince de Liège, 15<text:line-break/>5100 </text:span></text:span><text:span text:style-name="Emphasis"><text:span text:style-name="T10">Namur</text:span></text:span></text:p>
            <text:p text:style-name="P13">RECOMMANDÉ</text:p>
          </table:table-cell>
        </table:table-row>
      </table:table>
      <text:p text:style-name="P9"/>
      <text:p text:style-name="P12"><text:span text:style-name="T3">ATTESTATION</text:span><text:span text:style-name="T1"> d'affichage </text:span><text:span text:style-name="T2">D</text:span><text:span text:style-name="T4">U RECOURS</text:span>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4"><text:span text:style-name="T31">do text if self.hasMultipleApplicants()</text:span></text:p></office:annotation><text:span text:style-name="T5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4"><text:span text:style-name="T30">do text if self.hasSingleApplicant()</text:span></text:p></office:annotation><text:span text:style-name="T5">Demandeur :</text:span> <text:text-input text:description="Demandeurs">self.getApplicantsSignaletic()</text:text-input></text:p>
      <text:p text:style-name="P1"><text:span text:style-name="T5">Objet :</text:span> <text:text-input text:description="Objet des travaux">self.getLicenceSubject()</text:text-input></text:p>
      <text:p text:style-name="P1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4"/>
      <text:p text:style-name="P5"><text:span text:style-name="T15">Le Bourgmestre de </text:span><text:span text:style-name="T15"><text:text-input text:description="">tool.getCityName()</text:text-input></text:span><text:span text:style-name="T14"><text:s/>certifie que </text:span><text:span text:style-name="T19">le recours contre la décision</text:span><text:span text:style-name="T15"> du </text:span><text:span text:style-name="T25">Collège communal / </text:span><text:span text:style-name="T26">des Fonctionnaires</text:span><text:span text:style-name="T24">,</text:span><text:span text:style-name="T14"> </text:span><text:span text:style-name="T19">conformément au décret du 5 février 2015 relatif aux implantations commerciales</text:span><text:span text:style-name="T17">,</text:span><text:span text:style-name="T14"> sur </text:span><text:span text:style-name="T15">la demande </text:span><text:span text:style-name="T14">de permis </text:span><text:span text:style-name="T19">intégré</text:span><text:span text:style-name="T16">,</text:span><text:span text:style-name="T14"> a été affiché</text:span><text:span text:style-name="T15">e</text:span><text:span text:style-name="T14"> par l</text:span><text:span text:style-name="T18">a Commune de </text:span><text:span text:style-name="T18"><text:text-input text:description="">tool.getCityName()</text:text-input></text:span><text:span text:style-name="T14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21"><text:s/></text:span><text:span text:style-name="T22">sur la</text:span><text:span text:style-name="T21"> </text:span><text:span text:style-name="T13">parcelle de terrain où les travaux sont à exécuter ou les actes à accomplir </text:span><text:span text:style-name="T20">soit à 4 endroits proc</text:span><text:span text:style-name="T11">hes du lieu d’exploitation le long d’une voirie carrossable, sur le batiment et</text:span> <text:span text:style-name="T11">aux valves de la Commune de Fléron.</text:span></text:p>
      <text:p text:style-name="P5"/>
      <text:p text:style-name="P6"><text:span text:style-name="T12">Fait à </text:span><text:span text:style-name="T12"><text:text-input text:description="">tool.getCityName()</text:text-input></text:span><text:span text:style-name="T12"><text:s/>le </text:span><text:span text:style-name="T12"><text:date style:data-style-name="N76" text:date-value="2020-12-02T10:15:19.883761927">2 décembre 2020</text:date></text:span><text:span text:style-name="T12">.</text:span></text:p>
      <text:p text:style-name="P2"/>
      <text:p text:style-name="P3"><office:annotation><dc:creator>bleybaert</dc:creator><dc:date>2018-07-20T13:49:50</dc:date><loext:sender-initials>ble</loext:sender-initials><text:p text:style-name="P14"><text:span text:style-name="T29">do text</text:span></text:p><text:p text:style-name="P14"><text:span text:style-name="T2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4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7" style:parent-style-name="Frame_20_contents">
      <style:text-properties fo:background-color="#fff200" fo:color="#ce181e" fo:font-size="10.5pt" fo:font-style="italic" fo:font-weight="normal" officeooo:paragraph-rsid="0036aa53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8" style:parent-style-name="Frame_20_contents">
      <style:text-properties fo:background-color="transparent" fo:color="#000000" fo:font-size="11pt" officeooo:paragraph-rsid="0036aa53" style:font-name="Arial" style:font-size-asian="11pt" style:font-size-complex="11pt"/>
    </style:style>
    <style:style style:family="paragraph" style:name="P9" style:parent-style-name="Standard">
      <style:text-properties fo:font-size="10.5pt" officeooo:paragraph-rsid="0036aa53" style:font-name="Arial" style:font-size-asian="10.5pt" style:font-size-complex="10.5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6aa53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aa53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13" style:parent-style-name="UrbanTitle">
      <style:paragraph-properties fo:text-align="start" style:justify-single-word="false"/>
      <style:text-properties fo:background-color="transparent" fo:color="#000000" fo:font-size="11pt" fo:font-style="normal" fo:font-weight="bold" officeooo:paragraph-rsid="0036aa5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fo:background-color="transparent" fo:color="#000000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background-color="transparent" fo:color="#000000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background-color="transparent" fo:color="#000000" fo:font-size="11pt" fo:font-style="normal" loext:char-shading-value="0" style:font-size-asian="11pt" style:font-size-complex="11pt" style:font-style-asian="normal" style:font-style-complex="normal"/>
    </style:style>
    <style:style style:family="text" style:name="T10">
      <style:text-properties fo:background-color="transparent" fo:color="#000000" fo:font-size="11pt" fo:font-style="normal" loext:char-shading-value="0" officeooo:rsid="003fb73f" style:font-size-asian="11pt" style:font-size-complex="11pt" style:font-style-asian="normal" style:font-style-complex="normal"/>
    </style:style>
    <style:style style:family="text" style:name="T11">
      <style:text-properties officeooo:rsid="0005ad24"/>
    </style:style>
    <style:style style:family="text" style:name="T12">
      <style:text-properties fo:font-weight="normal" style:text-underline-style="none"/>
    </style:style>
    <style:style style:family="text" style:name="T13">
      <style:text-properties fo:background-color="transparent" loext:char-shading-value="0"/>
    </style:style>
    <style:style style:family="text" style:name="T14">
      <style:text-properties fo:background-color="transparent" loext:char-shading-value="0" style:font-weight-asian="normal" style:font-weight-complex="normal"/>
    </style:style>
    <style:style style:family="text" style:name="T15">
      <style:text-properties fo:background-color="transparent" loext:char-shading-value="0" officeooo:rsid="00072bdd" style:font-weight-asian="normal" style:font-weight-complex="normal"/>
    </style:style>
    <style:style style:family="text" style:name="T16">
      <style:text-properties fo:background-color="transparent" loext:char-shading-value="0" officeooo:rsid="00051fc3" style:font-weight-asian="normal" style:font-weight-complex="normal"/>
    </style:style>
    <style:style style:family="text" style:name="T17">
      <style:text-properties fo:background-color="transparent" loext:char-shading-value="0" officeooo:rsid="00001613" style:font-weight-asian="normal" style:font-weight-complex="normal"/>
    </style:style>
    <style:style style:family="text" style:name="T18">
      <style:text-properties fo:background-color="transparent" loext:char-shading-value="0" officeooo:rsid="0001c069" style:font-weight-asian="normal" style:font-weight-complex="normal"/>
    </style:style>
    <style:style style:family="text" style:name="T19">
      <style:text-properties fo:background-color="transparent" loext:char-shading-value="0" officeooo:rsid="002bd8d1" style:font-weight-asian="normal" style:font-weight-complex="normal"/>
    </style:style>
    <style:style style:family="text" style:name="T20">
      <style:text-properties fo:background-color="transparent" loext:char-shading-value="0" officeooo:rsid="0005ad24"/>
    </style:style>
    <style:style style:family="text" style:name="T21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22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4">
      <style:text-properties fo:background-color="transparent" loext:char-shading-value="0" officeooo:rsid="0003b413" style:font-weight-asian="normal" style:font-weight-complex="normal" style:use-window-font-color="true"/>
    </style:style>
    <style:style style:family="text" style:name="T25">
      <style:text-properties fo:background-color="transparent" loext:char-shading-value="0" officeooo:rsid="00072bdd" style:font-weight-asian="normal" style:font-weight-complex="normal" style:use-window-font-color="true"/>
    </style:style>
    <style:style style:family="text" style:name="T26">
      <style:text-properties fo:background-color="transparent" loext:char-shading-value="0" officeooo:rsid="002bd8d1" style:font-weight-asian="normal" style:font-weight-complex="normal" style:use-window-font-color="true"/>
    </style:style>
    <style:style style:family="text" style:name="T27">
      <style:text-properties officeooo:rsid="0022109e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28">do text</text:span></text:p><text:p text:style-name="P14"><text:span text:style-name="T28">from document(at=header, format='odt')</text:span></text:p></office:annotation><text:span text:style-name="T23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S<text:span text:style-name="T27">PW - </text:span>Département des Permis et Autorisations</text:p>
            <text:p text:style-name="P7"><text:span text:style-name="Emphasis"><text:span text:style-name="T9">Avenue Prince de Liège, 15<text:line-break/>5100 </text:span></text:span><text:span text:style-name="Emphasis"><text:span text:style-name="T10">Namur</text:span></text:span></text:p>
            <text:p text:style-name="P13">RECOMMANDÉ</text:p>
          </table:table-cell>
        </table:table-row>
      </table:table>
      <text:p text:style-name="P9"/>
      <text:p text:style-name="P12"><text:span text:style-name="T3">ATTESTATION</text:span><text:span text:style-name="T1"> d'affichage </text:span><text:span text:style-name="T2">D</text:span><text:span text:style-name="T4">U RECOURS</text:span>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4"><text:span text:style-name="T31">do text if self.hasMultipleApplicants()</text:span></text:p></office:annotation><text:span text:style-name="T5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4"><text:span text:style-name="T30">do text if self.hasSingleApplicant()</text:span></text:p></office:annotation><text:span text:style-name="T5">Demandeur :</text:span> <text:text-input text:description="Demandeurs">self.getApplicantsSignaletic()</text:text-input></text:p>
      <text:p text:style-name="P1"><text:span text:style-name="T5">Objet :</text:span> <text:text-input text:description="Objet des travaux">self.getLicenceSubject()</text:text-input></text:p>
      <text:p text:style-name="P1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4"/>
      <text:p text:style-name="P5"><text:span text:style-name="T15">Le Bourgmestre de </text:span><text:span text:style-name="T15"><text:text-input text:description="">tool.getCityName()</text:text-input></text:span><text:span text:style-name="T14"><text:s/>certifie que </text:span><text:span text:style-name="T19">le recours contre la décision</text:span><text:span text:style-name="T15"> du </text:span><text:span text:style-name="T25">Collège communal / </text:span><text:span text:style-name="T26">des Fonctionnaires</text:span><text:span text:style-name="T24">,</text:span><text:span text:style-name="T14"> </text:span><text:span text:style-name="T19">conformément au décret du 5 février 2015 relatif aux implantations commerciales</text:span><text:span text:style-name="T17">,</text:span><text:span text:style-name="T14"> sur </text:span><text:span text:style-name="T15">la demande </text:span><text:span text:style-name="T14">de permis </text:span><text:span text:style-name="T19">intégré</text:span><text:span text:style-name="T16">,</text:span><text:span text:style-name="T14"> a été affiché</text:span><text:span text:style-name="T15">e</text:span><text:span text:style-name="T14"> par l</text:span><text:span text:style-name="T18">a Commune de </text:span><text:span text:style-name="T18"><text:text-input text:description="">tool.getCityName()</text:text-input></text:span><text:span text:style-name="T14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21"><text:s/></text:span><text:span text:style-name="T22">sur la</text:span><text:span text:style-name="T21"> </text:span><text:span text:style-name="T13">parcelle de terrain où les travaux sont à exécuter ou les actes à accomplir </text:span><text:span text:style-name="T20">soit à 4 endroits proc</text:span><text:span text:style-name="T11">hes du lieu d’exploitation le long d’une voirie carrossable, sur le batiment et</text:span> <text:span text:style-name="T11">aux valves de la Commune de Fléron.</text:span></text:p>
      <text:p text:style-name="P5"/>
      <text:p text:style-name="P6"><text:span text:style-name="T12">Fait à </text:span><text:span text:style-name="T12"><text:text-input text:description="">tool.getCityName()</text:text-input></text:span><text:span text:style-name="T12"><text:s/>le </text:span><text:span text:style-name="T12"><text:date style:data-style-name="N76" text:date-value="2020-12-02T10:15:19.883761927">2 décembre 2020</text:date></text:span><text:span text:style-name="T12">.</text:span></text:p>
      <text:p text:style-name="P2"/>
      <text:p text:style-name="P3"><office:annotation><dc:creator>bleybaert</dc:creator><dc:date>2018-07-20T13:49:50</dc:date><loext:sender-initials>ble</loext:sender-initials><text:p text:style-name="P14"><text:span text:style-name="T29">do text</text:span></text:p><text:p text:style-name="P14"><text:span text:style-name="T2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4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7" style:parent-style-name="Frame_20_contents">
      <style:text-properties fo:background-color="#fff200" fo:color="#ce181e" fo:font-size="10.5pt" fo:font-style="italic" fo:font-weight="normal" officeooo:paragraph-rsid="0036aa53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8" style:parent-style-name="Frame_20_contents">
      <style:text-properties fo:background-color="transparent" fo:color="#000000" fo:font-size="11pt" officeooo:paragraph-rsid="0036aa53" style:font-name="Arial" style:font-size-asian="11pt" style:font-size-complex="11pt"/>
    </style:style>
    <style:style style:family="paragraph" style:name="P9" style:parent-style-name="Standard">
      <style:text-properties fo:font-size="10.5pt" officeooo:paragraph-rsid="0036aa53" style:font-name="Arial" style:font-size-asian="10.5pt" style:font-size-complex="10.5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6aa53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aa53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13" style:parent-style-name="UrbanTitle">
      <style:paragraph-properties fo:text-align="start" style:justify-single-word="false"/>
      <style:text-properties fo:background-color="transparent" fo:color="#000000" fo:font-size="11pt" fo:font-style="normal" fo:font-weight="bold" officeooo:paragraph-rsid="0036aa5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fo:background-color="transparent" fo:color="#000000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background-color="transparent" fo:color="#000000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background-color="transparent" fo:color="#000000" fo:font-size="11pt" fo:font-style="normal" loext:char-shading-value="0" style:font-size-asian="11pt" style:font-size-complex="11pt" style:font-style-asian="normal" style:font-style-complex="normal"/>
    </style:style>
    <style:style style:family="text" style:name="T10">
      <style:text-properties fo:background-color="transparent" fo:color="#000000" fo:font-size="11pt" fo:font-style="normal" loext:char-shading-value="0" officeooo:rsid="003fb73f" style:font-size-asian="11pt" style:font-size-complex="11pt" style:font-style-asian="normal" style:font-style-complex="normal"/>
    </style:style>
    <style:style style:family="text" style:name="T11">
      <style:text-properties officeooo:rsid="0005ad24"/>
    </style:style>
    <style:style style:family="text" style:name="T12">
      <style:text-properties fo:font-weight="normal" style:text-underline-style="none"/>
    </style:style>
    <style:style style:family="text" style:name="T13">
      <style:text-properties fo:background-color="transparent" loext:char-shading-value="0"/>
    </style:style>
    <style:style style:family="text" style:name="T14">
      <style:text-properties fo:background-color="transparent" loext:char-shading-value="0" style:font-weight-asian="normal" style:font-weight-complex="normal"/>
    </style:style>
    <style:style style:family="text" style:name="T15">
      <style:text-properties fo:background-color="transparent" loext:char-shading-value="0" officeooo:rsid="00072bdd" style:font-weight-asian="normal" style:font-weight-complex="normal"/>
    </style:style>
    <style:style style:family="text" style:name="T16">
      <style:text-properties fo:background-color="transparent" loext:char-shading-value="0" officeooo:rsid="00051fc3" style:font-weight-asian="normal" style:font-weight-complex="normal"/>
    </style:style>
    <style:style style:family="text" style:name="T17">
      <style:text-properties fo:background-color="transparent" loext:char-shading-value="0" officeooo:rsid="00001613" style:font-weight-asian="normal" style:font-weight-complex="normal"/>
    </style:style>
    <style:style style:family="text" style:name="T18">
      <style:text-properties fo:background-color="transparent" loext:char-shading-value="0" officeooo:rsid="0001c069" style:font-weight-asian="normal" style:font-weight-complex="normal"/>
    </style:style>
    <style:style style:family="text" style:name="T19">
      <style:text-properties fo:background-color="transparent" loext:char-shading-value="0" officeooo:rsid="002bd8d1" style:font-weight-asian="normal" style:font-weight-complex="normal"/>
    </style:style>
    <style:style style:family="text" style:name="T20">
      <style:text-properties fo:background-color="transparent" loext:char-shading-value="0" officeooo:rsid="0005ad24"/>
    </style:style>
    <style:style style:family="text" style:name="T21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22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4">
      <style:text-properties fo:background-color="transparent" loext:char-shading-value="0" officeooo:rsid="0003b413" style:font-weight-asian="normal" style:font-weight-complex="normal" style:use-window-font-color="true"/>
    </style:style>
    <style:style style:family="text" style:name="T25">
      <style:text-properties fo:background-color="transparent" loext:char-shading-value="0" officeooo:rsid="00072bdd" style:font-weight-asian="normal" style:font-weight-complex="normal" style:use-window-font-color="true"/>
    </style:style>
    <style:style style:family="text" style:name="T26">
      <style:text-properties fo:background-color="transparent" loext:char-shading-value="0" officeooo:rsid="002bd8d1" style:font-weight-asian="normal" style:font-weight-complex="normal" style:use-window-font-color="true"/>
    </style:style>
    <style:style style:family="text" style:name="T27">
      <style:text-properties officeooo:rsid="0022109e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28">do text</text:span></text:p><text:p text:style-name="P14"><text:span text:style-name="T28">from document(at=header, format='odt')</text:span></text:p></office:annotation><text:span text:style-name="T23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S<text:span text:style-name="T27">PW - </text:span>Département des Permis et Autorisations</text:p>
            <text:p text:style-name="P7"><text:span text:style-name="Emphasis"><text:span text:style-name="T9">Avenue Prince de Liège, 15<text:line-break/>5100 </text:span></text:span><text:span text:style-name="Emphasis"><text:span text:style-name="T10">Namur</text:span></text:span></text:p>
            <text:p text:style-name="P13">RECOMMANDÉ</text:p>
          </table:table-cell>
        </table:table-row>
      </table:table>
      <text:p text:style-name="P9"/>
      <text:p text:style-name="P12"><text:span text:style-name="T3">ATTESTATION</text:span><text:span text:style-name="T1"> d'affichage </text:span><text:span text:style-name="T2">D</text:span><text:span text:style-name="T4">U RECOURS</text:span>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4"><text:span text:style-name="T31">do text if self.hasMultipleApplicants()</text:span></text:p></office:annotation><text:span text:style-name="T5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4"><text:span text:style-name="T30">do text if self.hasSingleApplicant()</text:span></text:p></office:annotation><text:span text:style-name="T5">Demandeur :</text:span> <text:text-input text:description="Demandeurs">self.getApplicantsSignaletic()</text:text-input></text:p>
      <text:p text:style-name="P1"><text:span text:style-name="T5">Objet :</text:span> <text:text-input text:description="Objet des travaux">self.getLicenceSubject()</text:text-input></text:p>
      <text:p text:style-name="P1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4"/>
      <text:p text:style-name="P5"><text:span text:style-name="T15">Le Bourgmestre de </text:span><text:span text:style-name="T15"><text:text-input text:description="">tool.getCityName()</text:text-input></text:span><text:span text:style-name="T14"><text:s/>certifie que </text:span><text:span text:style-name="T19">le recours contre la décision</text:span><text:span text:style-name="T15"> du </text:span><text:span text:style-name="T25">Collège communal / </text:span><text:span text:style-name="T26">des Fonctionnaires</text:span><text:span text:style-name="T24">,</text:span><text:span text:style-name="T14"> </text:span><text:span text:style-name="T19">conformément au décret du 5 février 2015 relatif aux implantations commerciales</text:span><text:span text:style-name="T17">,</text:span><text:span text:style-name="T14"> sur </text:span><text:span text:style-name="T15">la demande </text:span><text:span text:style-name="T14">de permis </text:span><text:span text:style-name="T19">intégré</text:span><text:span text:style-name="T16">,</text:span><text:span text:style-name="T14"> a été affiché</text:span><text:span text:style-name="T15">e</text:span><text:span text:style-name="T14"> par l</text:span><text:span text:style-name="T18">a Commune de </text:span><text:span text:style-name="T18"><text:text-input text:description="">tool.getCityName()</text:text-input></text:span><text:span text:style-name="T14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21"><text:s/></text:span><text:span text:style-name="T22">sur la</text:span><text:span text:style-name="T21"> </text:span><text:span text:style-name="T13">parcelle de terrain où les travaux sont à exécuter ou les actes à accomplir </text:span><text:span text:style-name="T20">soit à 4 endroits proc</text:span><text:span text:style-name="T11">hes du lieu d’exploitation le long d’une voirie carrossable, sur le batiment et</text:span> <text:span text:style-name="T11">aux valves de la Commune de Fléron.</text:span></text:p>
      <text:p text:style-name="P5"/>
      <text:p text:style-name="P6"><text:span text:style-name="T12">Fait à </text:span><text:span text:style-name="T12"><text:text-input text:description="">tool.getCityName()</text:text-input></text:span><text:span text:style-name="T12"><text:s/>le </text:span><text:span text:style-name="T12"><text:date style:data-style-name="N76" text:date-value="2020-12-02T10:15:19.883761927">2 décembre 2020</text:date></text:span><text:span text:style-name="T12">.</text:span></text:p>
      <text:p text:style-name="P2"/>
      <text:p text:style-name="P3"><office:annotation><dc:creator>bleybaert</dc:creator><dc:date>2018-07-20T13:49:50</dc:date><loext:sender-initials>ble</loext:sender-initials><text:p text:style-name="P14"><text:span text:style-name="T29">do text</text:span></text:p><text:p text:style-name="P14"><text:span text:style-name="T29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FreeSans" svg:font-family="FreeSans"/>
    <style:font-face style:font-family-generic="system" style:font-pitch="variable" style:name="Lohit Hindi" svg:font-family="'Lohit Hindi'"/>
    <style:font-face style:font-family-generic="system" style:font-pitch="variable" style:name="Noto Sans CJK SC Regular" svg:font-family="'Noto Sans CJK SC Regular'"/>
    <style:font-face style:font-family-generic="system" style:font-pitch="variable" style:name="WenQuanYi Micro Hei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UrbanBody">
      <style:text-properties fo:font-size="10.5pt" officeooo:paragraph-rsid="001a571a" style:font-name="Arial" style:font-size-asian="10.5pt" style:font-size-complex="10.5pt"/>
    </style:style>
    <style:style style:family="paragraph" style:name="P2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a571a" style:font-name="Arial" style:font-size-asian="10.5pt" style:font-size-complex="10.5pt" style:font-style-asian="normal" style:font-style-complex="normal"/>
    </style:style>
    <style:style style:family="paragraph" style:name="P3" style:parent-style-name="UrbanBody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style="normal" officeooo:paragraph-rsid="001b9154" officeooo:rsid="001b9154" style:font-name="Arial" style:font-size-asian="10.5pt" style:font-size-complex="10.5pt" style:font-style-asian="normal" style:font-style-complex="normal"/>
    </style:style>
    <style:style style:family="paragraph" style:name="P4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font-weight-asian="normal" style:font-weight-complex="normal" style:text-underline-style="none"/>
    </style:style>
    <style:style style:family="paragraph" style:name="P5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fo:font-weight="normal" officeooo:paragraph-rsid="001a571a" style:font-name="Arial" style:font-size-asian="10.5pt" style:font-size-complex="10.5pt" style:text-underline-style="none"/>
    </style:style>
    <style:style style:family="paragraph" style:name="P6" style:parent-style-name="Standard">
      <style:paragraph-properties fo:line-height="115%" fo:margin-left="0cm" fo:margin-right="0cm" fo:text-align="justify" fo:text-indent="0cm" style:auto-text-indent="false" style:justify-single-word="false" style:writing-mode="page"/>
      <style:text-properties fo:font-size="10.5pt" officeooo:paragraph-rsid="001a571a" style:font-name="Arial" style:font-size-asian="10.5pt" style:font-size-complex="10.5pt"/>
    </style:style>
    <style:style style:family="paragraph" style:name="P7" style:parent-style-name="Frame_20_contents">
      <style:text-properties fo:background-color="#fff200" fo:color="#ce181e" fo:font-size="10.5pt" fo:font-style="italic" fo:font-weight="normal" officeooo:paragraph-rsid="0036aa53" officeooo:rsid="002cf8be" style:font-name="Arial" style:font-size-asian="10.5pt" style:font-size-complex="10.5pt" style:font-style-asian="italic" style:font-style-complex="italic" style:font-weight-asian="normal" style:font-weight-complex="normal" style:text-underline-style="none"/>
    </style:style>
    <style:style style:family="paragraph" style:name="P8" style:parent-style-name="Frame_20_contents">
      <style:text-properties fo:background-color="transparent" fo:color="#000000" fo:font-size="11pt" officeooo:paragraph-rsid="0036aa53" style:font-name="Arial" style:font-size-asian="11pt" style:font-size-complex="11pt"/>
    </style:style>
    <style:style style:family="paragraph" style:name="P9" style:parent-style-name="Standard">
      <style:text-properties fo:font-size="10.5pt" officeooo:paragraph-rsid="0036aa53" style:font-name="Arial" style:font-size-asian="10.5pt" style:font-size-complex="10.5pt"/>
    </style:style>
    <style:style style:family="paragraph" style:name="P10" style:parent-style-name="Standard">
      <style:paragraph-properties fo:text-align="start" style:justify-single-word="false"/>
      <style:text-properties fo:font-size="10pt" officeooo:paragraph-rsid="0036aa53" style:font-name="Arial" style:font-size-asian="10pt" style:font-size-complex="10pt"/>
    </style:style>
    <style:style style:family="paragraph" style:name="P11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36aa53" style:font-name="Arial" style:font-size-asian="10pt" style:font-size-complex="10pt"/>
    </style:style>
    <style:style style:family="paragraph" style:name="P12" style:parent-style-name="UrbanTitle">
      <style:text-properties fo:font-size="14pt" officeooo:paragraph-rsid="001a571a" style:font-name="Arial" style:font-size-asian="14pt" style:font-size-complex="14pt" style:text-underline-style="none"/>
    </style:style>
    <style:style style:family="paragraph" style:name="P13" style:parent-style-name="UrbanTitle">
      <style:paragraph-properties fo:text-align="start" style:justify-single-word="false"/>
      <style:text-properties fo:background-color="transparent" fo:color="#000000" fo:font-size="11pt" fo:font-style="normal" fo:font-weight="bold" officeooo:paragraph-rsid="0036aa53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4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text-transform="uppercase"/>
    </style:style>
    <style:style style:family="text" style:name="T2">
      <style:text-properties fo:text-transform="uppercase" officeooo:rsid="00072bdd"/>
    </style:style>
    <style:style style:family="text" style:name="T3">
      <style:text-properties fo:text-transform="uppercase" officeooo:rsid="0022c4d6"/>
    </style:style>
    <style:style style:family="text" style:name="T4">
      <style:text-properties fo:text-transform="uppercase" officeooo:rsid="0022caeb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background-color="transparent" fo:color="#000000" fo:country="FR" fo:language="fr" loext:char-shading-value="0" style:font-weight-asian="normal" style:font-weight-complex="normal" style:text-line-through-style="none" style:text-line-through-type="none"/>
    </style:style>
    <style:style style:family="text" style:name="T7">
      <style:text-properties fo:background-color="transparent" fo:color="#000000" fo:country="FR" fo:font-size="11pt" fo:font-style="normal" fo:font-weight="normal" fo:language="fr" fo:letter-spacing="normal" loext:char-shading-value="0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background-color="transparent" fo:color="#000000" fo:font-size="11pt" fo:font-style="normal" fo:font-weight="normal" loext:char-shading-value="0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background-color="transparent" fo:color="#000000" fo:font-size="11pt" fo:font-style="normal" loext:char-shading-value="0" style:font-size-asian="11pt" style:font-size-complex="11pt" style:font-style-asian="normal" style:font-style-complex="normal"/>
    </style:style>
    <style:style style:family="text" style:name="T10">
      <style:text-properties fo:background-color="transparent" fo:color="#000000" fo:font-size="11pt" fo:font-style="normal" loext:char-shading-value="0" officeooo:rsid="003fb73f" style:font-size-asian="11pt" style:font-size-complex="11pt" style:font-style-asian="normal" style:font-style-complex="normal"/>
    </style:style>
    <style:style style:family="text" style:name="T11">
      <style:text-properties officeooo:rsid="0005ad24"/>
    </style:style>
    <style:style style:family="text" style:name="T12">
      <style:text-properties fo:font-weight="normal" style:text-underline-style="none"/>
    </style:style>
    <style:style style:family="text" style:name="T13">
      <style:text-properties fo:background-color="transparent" loext:char-shading-value="0"/>
    </style:style>
    <style:style style:family="text" style:name="T14">
      <style:text-properties fo:background-color="transparent" loext:char-shading-value="0" style:font-weight-asian="normal" style:font-weight-complex="normal"/>
    </style:style>
    <style:style style:family="text" style:name="T15">
      <style:text-properties fo:background-color="transparent" loext:char-shading-value="0" officeooo:rsid="00072bdd" style:font-weight-asian="normal" style:font-weight-complex="normal"/>
    </style:style>
    <style:style style:family="text" style:name="T16">
      <style:text-properties fo:background-color="transparent" loext:char-shading-value="0" officeooo:rsid="00051fc3" style:font-weight-asian="normal" style:font-weight-complex="normal"/>
    </style:style>
    <style:style style:family="text" style:name="T17">
      <style:text-properties fo:background-color="transparent" loext:char-shading-value="0" officeooo:rsid="00001613" style:font-weight-asian="normal" style:font-weight-complex="normal"/>
    </style:style>
    <style:style style:family="text" style:name="T18">
      <style:text-properties fo:background-color="transparent" loext:char-shading-value="0" officeooo:rsid="0001c069" style:font-weight-asian="normal" style:font-weight-complex="normal"/>
    </style:style>
    <style:style style:family="text" style:name="T19">
      <style:text-properties fo:background-color="transparent" loext:char-shading-value="0" officeooo:rsid="002bd8d1" style:font-weight-asian="normal" style:font-weight-complex="normal"/>
    </style:style>
    <style:style style:family="text" style:name="T20">
      <style:text-properties fo:background-color="transparent" loext:char-shading-value="0" officeooo:rsid="0005ad24"/>
    </style:style>
    <style:style style:family="text" style:name="T21">
      <style:text-properties fo:background-color="transparent" fo:font-style="italic" loext:char-shading-value="0" style:font-style-asian="italic" style:font-style-complex="italic" style:font-weight-asian="normal" style:font-weight-complex="normal"/>
    </style:style>
    <style:style style:family="text" style:name="T22">
      <style:text-properties fo:background-color="transparent" fo:font-style="normal" loext:char-shading-value="0" style:font-style-asian="normal" style:font-style-complex="normal" style:font-weight-asian="normal" style:font-weight-complex="normal"/>
    </style:style>
    <style:style style:family="text" style:name="T23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4">
      <style:text-properties fo:background-color="transparent" loext:char-shading-value="0" officeooo:rsid="0003b413" style:font-weight-asian="normal" style:font-weight-complex="normal" style:use-window-font-color="true"/>
    </style:style>
    <style:style style:family="text" style:name="T25">
      <style:text-properties fo:background-color="transparent" loext:char-shading-value="0" officeooo:rsid="00072bdd" style:font-weight-asian="normal" style:font-weight-complex="normal" style:use-window-font-color="true"/>
    </style:style>
    <style:style style:family="text" style:name="T26">
      <style:text-properties fo:background-color="transparent" loext:char-shading-value="0" officeooo:rsid="002bd8d1" style:font-weight-asian="normal" style:font-weight-complex="normal" style:use-window-font-color="true"/>
    </style:style>
    <style:style style:family="text" style:name="T27">
      <style:text-properties officeooo:rsid="0022109e"/>
    </style:style>
    <style:style style:family="text" style:name="T2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29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30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31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number:date-style number:automatic-order="true" style:name="N76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10"><office:annotation><dc:creator>Gauthier Bastien</dc:creator><dc:date>2011-01-13T14:56:41</dc:date><text:p text:style-name="P14"><text:span text:style-name="T28">do text</text:span></text:p><text:p text:style-name="P14"><text:span text:style-name="T28">from document(at=header, format='odt')</text:span></text:p></office:annotation><text:span text:style-name="T23">Import depuis header.odt</text:span></text:p>
          </table:table-cell>
          <table:table-cell office:value-type="string" table:style-name="Tableau5.A1">
            <text:p text:style-name="P11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8">S<text:span text:style-name="T27">PW - </text:span>Département des Permis et Autorisations</text:p>
            <text:p text:style-name="P7"><text:span text:style-name="Emphasis"><text:span text:style-name="T9">Avenue Prince de Liège, 15<text:line-break/>5100 </text:span></text:span><text:span text:style-name="Emphasis"><text:span text:style-name="T10">Namur</text:span></text:span></text:p>
            <text:p text:style-name="P13">RECOMMANDÉ</text:p>
          </table:table-cell>
        </table:table-row>
      </table:table>
      <text:p text:style-name="P9"/>
      <text:p text:style-name="P12"><text:span text:style-name="T3">ATTESTATION</text:span><text:span text:style-name="T1"> d'affichage </text:span><text:span text:style-name="T2">D</text:span><text:span text:style-name="T4">U RECOURS</text:span></text:p>
      <text:p text:style-name="P1"/>
      <text:p text:style-name="P1"/>
      <text:p text:style-name="P1"/>
      <text:p text:style-name="P1"><office:annotation><dc:creator>Gauthier Bastien</dc:creator><dc:date>2011-02-16T16:12:24</dc:date><text:p text:style-name="P14"><text:span text:style-name="T31">do text if self.hasMultipleApplicants()</text:span></text:p></office:annotation><text:span text:style-name="T5">Demandeurs :</text:span> <text:text-input text:description="Demandeurs">self.getApplicantsSignaletic()</text:text-input></text:p>
      <text:p text:style-name="P1"><office:annotation><dc:creator>Gauthier Bastien</dc:creator><dc:date>2011-02-16T16:13:21</dc:date><text:p text:style-name="P14"><text:span text:style-name="T30">do text if self.hasSingleApplicant()</text:span></text:p></office:annotation><text:span text:style-name="T5">Demandeur :</text:span> <text:text-input text:description="Demandeurs">self.getApplicantsSignaletic()</text:text-input></text:p>
      <text:p text:style-name="P1"><text:span text:style-name="T5">Objet :</text:span> <text:text-input text:description="Objet des travaux">self.getLicenceSubject()</text:text-input></text:p>
      <text:p text:style-name="P1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4"/>
      <text:p text:style-name="P5"><text:span text:style-name="T15">Le Bourgmestre de </text:span><text:span text:style-name="T15"><text:text-input text:description="">tool.getCityName()</text:text-input></text:span><text:span text:style-name="T14"><text:s/>certifie que </text:span><text:span text:style-name="T19">le recours contre la décision</text:span><text:span text:style-name="T15"> du </text:span><text:span text:style-name="T25">Collège communal / </text:span><text:span text:style-name="T26">des Fonctionnaires</text:span><text:span text:style-name="T24">,</text:span><text:span text:style-name="T14"> </text:span><text:span text:style-name="T19">conformément au décret du 5 février 2015 relatif aux implantations commerciales</text:span><text:span text:style-name="T17">,</text:span><text:span text:style-name="T14"> sur </text:span><text:span text:style-name="T15">la demande </text:span><text:span text:style-name="T14">de permis </text:span><text:span text:style-name="T19">intégré</text:span><text:span text:style-name="T16">,</text:span><text:span text:style-name="T14"> a été affiché</text:span><text:span text:style-name="T15">e</text:span><text:span text:style-name="T14"> par l</text:span><text:span text:style-name="T18">a Commune de </text:span><text:span text:style-name="T18"><text:text-input text:description="">tool.getCityName()</text:text-input></text:span><text:span text:style-name="T14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21"><text:s/></text:span><text:span text:style-name="T22">sur la</text:span><text:span text:style-name="T21"> </text:span><text:span text:style-name="T13">parcelle de terrain où les travaux sont à exécuter ou les actes à accomplir </text:span><text:span text:style-name="T20">soit à 4 endroits proc</text:span><text:span text:style-name="T11">hes du lieu d’exploitation le long d’une voirie carrossable, sur le batiment et</text:span> <text:span text:style-name="T11">aux valves de la Commune de Fléron.</text:span></text:p>
      <text:p text:style-name="P5"/>
      <text:p text:style-name="P6"><text:span text:style-name="T12">Fait à </text:span><text:span text:style-name="T12"><text:text-input text:description="">tool.getCityName()</text:text-input></text:span><text:span text:style-name="T12"><text:s/>le </text:span><text:span text:style-name="T12"><text:date style:data-style-name="N76" text:date-value="2020-12-02T10:15:19.883761927">2 décembre 2020</text:date></text:span><text:span text:style-name="T12">.</text:span></text:p>
      <text:p text:style-name="P2"/>
      <text:p text:style-name="P3"><office:annotation><dc:creator>bleybaert</dc:creator><dc:date>2018-07-20T13:49:50</dc:date><loext:sender-initials>ble</loext:sender-initials><text:p text:style-name="P14"><text:span text:style-name="T29">do text</text:span></text:p><text:p text:style-name="P14"><text:span text:style-name="T2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0-12-02T10:15:19.826483622</dc:date>
    <meta:editing-duration>PT18M53S</meta:editing-duration>
    <meta:editing-cycles>24</meta:editing-cycles>
    <meta:generator>LibreOffice/6.4.6.2$Linux_X86_64 LibreOffice_project/40$Build-2</meta:generator>
    <meta:document-statistic meta:table-count="1" meta:image-count="0" meta:object-count="0" meta:page-count="1" meta:paragraph-count="13" meta:word-count="161" meta:character-count="1094" meta:non-whitespace-character-count="968"/>
  </office:meta>
</office:document-meta>
</file>